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2" svg:font-family="Tahoma"/>
    <style:font-face style:name="Georgia2" svg:font-family="Georgia" style:font-family-generic="roman" style:font-pitch="variable"/>
    <style:font-face style:name="Georgia" svg:font-family="Georgia" style:font-adornments="Negreta" style:font-family-generic="roman" style:font-pitch="variable"/>
    <style:font-face style:name="Georgia1" svg:font-family="Georgia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 style:list-style-name="L1"/>
    <style:style style:name="P7" style:family="paragraph" style:parent-style-name="Standard" style:list-style-name="L1">
      <style:paragraph-properties fo:text-align="center" style:justify-single-word="false"/>
      <style:text-properties style:font-name="Georgia2"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/>
      <text:h text:style-name="Heading_20_1" text:outline-level="1"/>
      <text:h text:style-name="Heading_20_1" text:outline-level="1">Dexels Applicatie Portfolio</text:h>
      <text:list text:style-name="L1">
        <text:list-item>
          <text:p text:style-name="P7">stand van zaken ontwikkelde software -</text:p>
          <text:p text:style-name="P6"/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uteur:<text:tab/><text:tab/>Matthijs Philip</text:p>
      <text:p text:style-name="Standard">Laatste wijziging: <text:tab/>07 Augustus 2008</text:p>
      <text:p text:style-name="Standard">Omschrijving:<text:tab/><text:tab/>Dit document beschrijft kort welke end-user applicaties Dexels onderhoudt, <text:tab/><text:tab/><text:tab/><text:tab/>waar ze staan, wie ze gebruiken, hoe ze werken, etc..</text:p>
      <text:p text:style-name="Standard"/>
      <text:p text:style-name="Standard"/>
      <text:table-of-content text:style-name="Sect1" text:name="Table of Contents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h text:style-name="P2" text:outline-level="2">Inhoudsopgave</text:h>
          </text:index-title>
          <text:p text:style-name="P4">Accommodatiezaken – Applicatie <text:tab/>3</text:p>
          <text:p text:style-name="P4">ASM – Website<text:tab/>3</text:p>
          <text:p text:style-name="P4">Dexels – Website<text:tab/>3</text:p>
          <text:p text:style-name="P4">Dexpresso <text:s/>Webmail – Website<text:tab/>4</text:p>
          <text:p text:style-name="P4">Digitaal Uitslagenformulier – Website <text:tab/>4</text:p>
          <text:p text:style-name="P4">Digitaal Wedstrijdformulier BV – Website <text:tab/>4</text:p>
          <text:p text:style-name="P4">Downloadcentrum Backoffice – Applicatie <text:tab/>5</text:p>
          <text:p text:style-name="P4">Downloadcentrum Frontend – Website<text:tab/>5</text:p>
          <text:p text:style-name="P4">Official Evaluatie Formulier – Website <text:tab/>6</text:p>
          <text:p text:style-name="P4">Official Portal – Website <text:tab/>6</text:p>
          <text:p text:style-name="P4">SeeMe – Website<text:tab/>6</text:p>
          <text:p text:style-name="P4">Sportlink Athlete – Website <text:tab/>7</text:p>
          <text:p text:style-name="P4">Sportlink Client – Applicatie <text:tab/>7</text:p>
          <text:p text:style-name="P4">Sportlink Club – Applicatie <text:tab/>8</text:p>
          <text:p text:style-name="P4">Sportlink Clubsite – Website <text:tab/>8</text:p>
          <text:p text:style-name="P4">Sportlink Dashboard – Applicatie <text:tab/>8</text:p>
          <text:p text:style-name="P4">Sportlink – Website <text:tab/>9</text:p>
          <text:p text:style-name="P4">VABES – Website<text:tab/>9</text:p>
        </text:index-body>
      </text:table-of-content>
      <text:h text:style-name="Heading_20_2" text:outline-level="2"/>
      <text:h text:style-name="P2" text:outline-level="2">Accommodatiezaken – Applicatie </text:h>
      <text:p text:style-name="Standard">Projectnaam<text:tab/><text:tab/>: AccommodatieZaken</text:p>
      <text:p text:style-name="Standard">Status<text:tab/><text:tab/><text:tab/>: acceptatie</text:p>
      <text:p text:style-name="Standard">Klant(en)<text:tab/><text:tab/>: KNVB</text:p>
      <text:p text:style-name="Standard">Download<text:tab/><text:tab/>: <text:a xlink:type="simple" xlink:href="http://www.sportlink.com/knvb/accommodatie-zaken/">http://www.sportlink.com/knvb/accommodatie-zaken/</text:a> </text:p>
      <text:p text:style-name="Standard"/>
      <text:p text:style-name="Standard">Techniek<text:tab/><text:tab/>: Oracle, Navajo, Tipi</text:p>
      <text:p text:style-name="Standard">Architectuur<text:tab/><text:tab/>: ODYSSEUS database server, PENELOPE applicatieserver, HERMES1 webserver</text:p>
      <text:p text:style-name="Standard">Koppelingen<text:tab/><text:tab/>: Sportlink Client</text:p>
      <text:p text:style-name="Standard"/>
      <text:p text:style-name="Standard">Opmerkingen <text:tab/><text:tab/>: Beheer eigenschappen accommodaties en velden</text:p>
      <text:p text:style-name="Standard">Schermvoorbeelden <text:tab/>: </text:p>
      <text:h text:style-name="Heading_20_2" text:outline-level="2">ASM – Website</text:h>
      <text:p text:style-name="Standard">Projectnaam<text:tab/><text:tab/>: WebsiteASM</text:p>
      <text:p text:style-name="Standard">Status<text:tab/><text:tab/><text:tab/>: productie</text:p>
      <text:p text:style-name="Standard">Klant(en)<text:tab/><text:tab/>: ASM(i)</text:p>
      <text:p text:style-name="Standard">Download<text:tab/><text:tab/>: http://www.asm.com</text:p>
      <text:p text:style-name="Standard"/>
      <text:p text:style-name="Standard">Techniek<text:tab/><text:tab/>: MySQL, Navajo, Joomla!, PHP</text:p>
      <text:p text:style-name="Standard">Architectuur<text:tab/><text:tab/>: srv3.dexels.com</text:p>
      <text:p text:style-name="Standard">Koppelingen<text:tab/><text:tab/>: -</text:p>
      <text:p text:style-name="Standard"/>
      <text:p text:style-name="Standard">Opmerkingen <text:tab/><text:tab/>: Website ASM international. NB backup mechanisme instellen!</text:p>
      <text:p text:style-name="Standard">Schermvoorbeelden <text:tab/>:</text:p>
      <text:h text:style-name="Heading_20_2" text:outline-level="2">Dexels – Website</text:h>
      <text:p text:style-name="Standard">Projectnaam<text:tab/><text:tab/>: -</text:p>
      <text:p text:style-name="Standard">Status<text:tab/><text:tab/><text:tab/>: Productie</text:p>
      <text:p text:style-name="Standard">Klant(en)<text:tab/><text:tab/>: Dexels</text:p>
      <text:p text:style-name="Standard">Download<text:tab/><text:tab/>: <text:a xlink:type="simple" xlink:href="http://www.dexels.com/">http://www.dexels.com</text:a></text:p>
      <text:p text:style-name="Standard"/>
      <text:p text:style-name="Standard">Techniek<text:tab/><text:tab/>: MySQL, Joomla!</text:p>
      <text:p text:style-name="Standard">Architectuur<text:tab/><text:tab/>: srv2.dexels.com</text:p>
      <text:p text:style-name="Standard"><text:soft-page-break/>Koppelingen<text:tab/><text:tab/>: -</text:p>
      <text:p text:style-name="Standard"/>
      <text:p text:style-name="Standard">Opmerkingen <text:tab/><text:tab/>: NB! Geen CVS project gedefinieerd!</text:p>
      <text:p text:style-name="Standard">Schermvoorbeelden <text:tab/>:</text:p>
      <text:h text:style-name="Heading_20_2" text:outline-level="2">Dexpresso <text:s/>Webmail – Website</text:h>
      <text:p text:style-name="Standard">Projectnaam<text:tab/><text:tab/>: MDex, MDeXpress</text:p>
      <text:p text:style-name="Standard">Status<text:tab/><text:tab/><text:tab/>: productie</text:p>
      <text:p text:style-name="Standard">Klant(en)<text:tab/><text:tab/>: KNVB</text:p>
      <text:p text:style-name="Standard">Download<text:tab/><text:tab/>: <text:a xlink:type="simple" xlink:href="http://www.sportlink.com/dexpresso/">http://www.sportlink.com/dexpresso/</text:a> </text:p>
      <text:p text:style-name="Standard"/>
      <text:p text:style-name="Standard">Techniek<text:tab/><text:tab/>: Oracle, Navajo, Echo</text:p>
      <text:p text:style-name="Standard">Architectuur<text:tab/><text:tab/>: ZEUS1 database server, HERA applicatieservers, HERMES2 webserver</text:p>
      <text:p text:style-name="Standard">Koppelingen<text:tab/><text:tab/>: Sportlink Client</text:p>
      <text:p text:style-name="Standard"/>
      <text:p text:style-name="Standard">Opmerkingen <text:tab/><text:tab/>: Webmail client voor officials, leuk om ooit in de OfficialPortal te hangen. Enige applicatie die van Echo gebruik maakt, zonder Tipi.</text:p>
      <text:p text:style-name="Standard">Schermvoorbeelden <text:tab/>: </text:p>
      <text:h text:style-name="Heading_20_2" text:outline-level="2">Digitaal Uitslagenformulier – Website </text:h>
      <text:p text:style-name="Standard">Projectnaam<text:tab/><text:tab/>: SportlinkMatchForms</text:p>
      <text:p text:style-name="Standard">Status<text:tab/><text:tab/><text:tab/>: productie</text:p>
      <text:p text:style-name="Standard">Klant(en)<text:tab/><text:tab/>: KNVB, KNHB, KNKV, NHV</text:p>
      <text:p text:style-name="Standard">Download<text:tab/><text:tab/>: o.a. <text:a xlink:type="simple" xlink:href="http://www.sportlink.com/knvb/dwf/">http://www.sportlink.com/knvb/dwf/</text:a> (KNVB productie)</text:p>
      <text:p text:style-name="Standard"/>
      <text:p text:style-name="Standard">Techniek<text:tab/><text:tab/>: Oracle, Navajo, Tipi, Echo</text:p>
      <text:p text:style-name="Standard">Architectuur<text:tab/><text:tab/>: ZEUS1 database server, HERA applicatie servers, HERMES2 webserver</text:p>
      <text:p text:style-name="Standard">Koppelingen<text:tab/><text:tab/>: Sportlink Client</text:p>
      <text:p text:style-name="Standard"/>
      <text:p text:style-name="Standard">Opmerkingen <text:tab/><text:tab/>: Website voor invullen uitslagen (alle bonden) en doorgeven basale planning (KNHB)</text:p>
      <text:p text:style-name="Standard">Schermvoorbeelden <text:tab/>:</text:p>
      <text:h text:style-name="Heading_20_2" text:outline-level="2">Digitaal Wedstrijdformulier BV – Website </text:h>
      <text:p text:style-name="Standard">Projectnaam<text:tab/><text:tab/>: sportlink-dwf-bv</text:p>
      <text:p text:style-name="Standard"><text:soft-page-break/>Status<text:tab/><text:tab/><text:tab/>: productie</text:p>
      <text:p text:style-name="Standard">Klant(en)<text:tab/><text:tab/>: KNVB BV</text:p>
      <text:p text:style-name="Standard">Download<text:tab/><text:tab/>: <text:a xlink:type="simple" xlink:href="http://www.sportlink.com/dwf/">http://www.sportlink.com/dwf/</text:a></text:p>
      <text:p text:style-name="Standard"/>
      <text:p text:style-name="Standard">Techniek<text:tab/><text:tab/>: Oracle, Navajo, Flash (Laszlo)</text:p>
      <text:p text:style-name="Standard">Architectuur<text:tab/><text:tab/>: ZEUS1 database server, HERA applicatie servers, HERMES2 webserver</text:p>
      <text:p text:style-name="Standard">Koppelingen<text:tab/><text:tab/>: Sportlink Client</text:p>
      <text:p text:style-name="Standard"/>
      <text:p text:style-name="Standard">Opmerkingen <text:tab/><text:tab/>: Front-end voor BV organisaties om wedstrijdformulier in te vullen. Enige applicatie die van Flash gebruik maakt.</text:p>
      <text:p text:style-name="Standard">Schermvoorbeelden <text:tab/>:</text:p>
      <text:h text:style-name="Heading_20_2" text:outline-level="2">Downloadcentrum Backoffice – Applicatie </text:h>
      <text:p text:style-name="Standard">Projectnaam<text:tab/><text:tab/>: DocumentManagement</text:p>
      <text:p text:style-name="Standard">Status<text:tab/><text:tab/><text:tab/>: acceptatie</text:p>
      <text:p text:style-name="Standard">Klant(en)<text:tab/><text:tab/>: KNVB</text:p>
      <text:p text:style-name="Standard">Download<text:tab/><text:tab/>: <text:a xlink:type="simple" xlink:href="http://www.sportlink.com/manager/documentmanagement/">http://www.sportlink.com/manager/documentmanagement/</text:a> </text:p>
      <text:p text:style-name="Standard"/>
      <text:p text:style-name="Standard">Techniek<text:tab/><text:tab/>: Oracle, Apache Lucene, Navajo, Tipi</text:p>
      <text:p text:style-name="Standard">Architectuur<text:tab/><text:tab/>: ODYSSEUS database server, PENELOPE applicatieserver, HERMES1 webserver</text:p>
      <text:p text:style-name="Standard">Koppelingen<text:tab/><text:tab/>: Sportlink Client</text:p>
      <text:p text:style-name="Standard"/>
      <text:p text:style-name="Standard">Opmerkingen <text:tab/><text:tab/>: Document beheerssysteem</text:p>
      <text:p text:style-name="Standard">Schermvoorbeelden <text:tab/>:</text:p>
      <text:h text:style-name="Heading_20_2" text:outline-level="2">Downloadcentrum Frontend – Website</text:h>
      <text:p text:style-name="Standard">Projectnaam<text:tab/><text:tab/>: DexDMS</text:p>
      <text:p text:style-name="Standard">Status<text:tab/><text:tab/><text:tab/>: acceptatie</text:p>
      <text:p text:style-name="Standard">Klant(en)<text:tab/><text:tab/>: KNVB</text:p>
      <text:p text:style-name="Standard">Download<text:tab/><text:tab/>: <text:a xlink:type="simple" xlink:href="http://www.sportlink.com/manager/dms/index.php">http://www.sportlink.com/manager/dms/index.php</text:a> </text:p>
      <text:p text:style-name="Standard"/>
      <text:p text:style-name="Standard">Techniek<text:tab/><text:tab/>: MySQL, Oracle, Joomla!, Navajo, PHP</text:p>
      <text:p text:style-name="Standard">Architectuur<text:tab/><text:tab/>: HERMES1 webserver, ODYSSEUS database, PENELOPE applicatieserver</text:p>
      <text:p text:style-name="Standard">Koppelingen<text:tab/><text:tab/>: Sportlink Client</text:p>
      <text:p text:style-name="Standard"/>
      <text:p text:style-name="Standard"><text:soft-page-break/>Opmerkingen <text:tab/><text:tab/>: Front-end applicatie voor het DMS, moet op aparte machine, dus niet de HERMES1 gezet worden om netwerk load op de andere machines te verkleinen. Dit kan ook na in productiename</text:p>
      <text:p text:style-name="Standard"/>
      <text:p text:style-name="Standard">Schermvoorbeelden <text:tab/>:</text:p>
      <text:h text:style-name="Heading_20_2" text:outline-level="2">Official Evaluatie Formulier – Website </text:h>
      <text:p text:style-name="Standard">Projectnaam<text:tab/><text:tab/>: sportlink-official-evaluation</text:p>
      <text:p text:style-name="Standard">Status<text:tab/><text:tab/><text:tab/>: productie</text:p>
      <text:p text:style-name="Standard">Klant(en)<text:tab/><text:tab/>: KNVB</text:p>
      <text:p text:style-name="Standard">Download<text:tab/><text:tab/>: <text:a xlink:type="simple" xlink:href="http://www.sportlink.com/knvboe/Login">http://www.sportlink.com/knvboe/Login</text:a> </text:p>
      <text:p text:style-name="Standard"/>
      <text:p text:style-name="Standard">Techniek<text:tab/><text:tab/>: Oracle, Navajo, Tipi, Echo</text:p>
      <text:p text:style-name="Standard">Architectuur<text:tab/><text:tab/>: ZEUS1 database server, HERA applicatieservers, HERMES2 webserver</text:p>
      <text:p text:style-name="Standard">Koppelingen<text:tab/><text:tab/>: Sportlink Client</text:p>
      <text:p text:style-name="Standard"/>
      <text:p text:style-name="Standard">Opmerkingen <text:tab/><text:tab/>: Scheidsrechterbeoordelingen</text:p>
      <text:p text:style-name="Standard">Schermvoorbeelden <text:tab/>:</text:p>
      <text:h text:style-name="Heading_20_2" text:outline-level="2">Official Portal – Website </text:h>
      <text:p text:style-name="Standard">Projectnaam<text:tab/><text:tab/>: SportlinkOfficialPortal</text:p>
      <text:p text:style-name="Standard">Status<text:tab/><text:tab/><text:tab/>: productie</text:p>
      <text:p text:style-name="Standard">Klant(en)<text:tab/><text:tab/>: KNVB</text:p>
      <text:p text:style-name="Standard">Download<text:tab/><text:tab/>: <text:a xlink:type="simple" xlink:href="http://www.sportlink.com/knvboao/">http://www.sportlink.com/knvboao/</text:a> </text:p>
      <text:p text:style-name="Standard"/>
      <text:p text:style-name="Standard">Techniek<text:tab/><text:tab/>: Oracle, Navajo, Tipi, Echo</text:p>
      <text:p text:style-name="Standard">Architectuur<text:tab/><text:tab/>: ZEUS1 database server, HERA applicatieservers, HERMES2 webserver</text:p>
      <text:p text:style-name="Standard">Koppelingen<text:tab/><text:tab/>: Sportlink Client</text:p>
      <text:p text:style-name="Standard"/>
      <text:p text:style-name="Standard">Opmerkingen <text:tab/><text:tab/>: Algemeen toegangspunt officials</text:p>
      <text:p text:style-name="Standard">Schermvoorbeelden <text:tab/>:</text:p>
      <text:h text:style-name="Heading_20_2" text:outline-level="2">SeeMe – Website</text:h>
      <text:p text:style-name="Standard">Projectnaam<text:tab/><text:tab/>: TalkToMe</text:p>
      <text:p text:style-name="Standard">Status<text:tab/><text:tab/><text:tab/>: productie</text:p>
      <text:p text:style-name="Standard"><text:soft-page-break/>Klant(en)<text:tab/><text:tab/>: SeeMe</text:p>
      <text:p text:style-name="Standard">Download<text:tab/><text:tab/>: <text:a xlink:type="simple" xlink:href="http://www.seemework.nl/">http://www.seemework.nl</text:a>, <text:a xlink:type="simple" xlink:href="http://www.seemetalktome.nl/">http://www.seemetalktome.nl</text:a>, <text:a xlink:type="simple" xlink:href="http://www.seememanager.nl/">http://www.seememanager.nl</text:a>, <text:a xlink:type="simple" xlink:href="http://www.myseeme.nl/">http://www.myseeme.nl</text:a></text:p>
      <text:p text:style-name="Standard"/>
      <text:p text:style-name="Standard">Techniek<text:tab/><text:tab/>: MySQL, Navajo, Joomla!, PHP</text:p>
      <text:p text:style-name="Standard">Architectuur<text:tab/><text:tab/>: srv2.dexels.com</text:p>
      <text:p text:style-name="Standard">Koppelingen<text:tab/><text:tab/>: -</text:p>
      <text:p text:style-name="Standard"/>
      <text:p text:style-name="Standard">Opmerkingen <text:tab/><text:tab/>: Website voor Arbeidsbemiddeling middels video-presentatie</text:p>
      <text:p text:style-name="Standard">Schermvoorbeelden <text:tab/>:</text:p>
      <text:h text:style-name="Heading_20_2" text:outline-level="2">Sportlink Athlete – Website </text:h>
      <text:p text:style-name="Standard">Projectnaam<text:tab/><text:tab/>: SportlinkAthleteComponenten</text:p>
      <text:p text:style-name="Standard">Status<text:tab/><text:tab/><text:tab/>: productie</text:p>
      <text:p text:style-name="Standard">Klant(en)<text:tab/><text:tab/>: KNVB, KNHB, KNKV, NHV</text:p>
      <text:p text:style-name="Standard">Download<text:tab/><text:tab/>: o.a. <text:a xlink:type="simple" xlink:href="http://www.sportlink.com/athlete/knvb">http://www.sportlink.com/athlete/knvb</text:a></text:p>
      <text:p text:style-name="Standard"/>
      <text:p text:style-name="Standard">Techniek<text:tab/><text:tab/>: Oracle, Navajo, PHP</text:p>
      <text:p text:style-name="Standard">Architectuur<text:tab/><text:tab/>: ZEUS database servers, HERA applicatie servers, HERMES1 webserver</text:p>
      <text:p text:style-name="Standard">Koppelingen<text:tab/><text:tab/>: Sportlink Club</text:p>
      <text:p text:style-name="Standard"/>
      <text:p text:style-name="Standard">Opmerkingen <text:tab/><text:tab/>: Portal voor leden om lidgegevens in te zien en te wijzigen</text:p>
      <text:p text:style-name="Standard">Schermvoorbeelden <text:tab/>:</text:p>
      <text:h text:style-name="Heading_20_2" text:outline-level="2">Sportlink Client – Applicatie </text:h>
      <text:p text:style-name="Standard">Projecten<text:tab/><text:tab/>: sportlink-clnt-v2, sportlink-serv, sportlink-glidepath-server</text:p>
      <text:p text:style-name="Standard">Status<text:tab/><text:tab/><text:tab/>: productie</text:p>
      <text:p text:style-name="Standard">Klant(en)<text:tab/><text:tab/>: Sportlink, KNVB, KNHB, KNKV, NHV, NeVoBo, KNKF</text:p>
      <text:p text:style-name="Standard">Download<text:tab/><text:tab/>: o.a. <text:a xlink:type="simple" xlink:href="http://www.sportlink.com/knvb/client/download.html">http://www.sportlink.com/knvb/client/download.html</text:a> </text:p>
      <text:p text:style-name="Standard"/>
      <text:p text:style-name="Standard">Techniek<text:tab/><text:tab/>: Oracle, Java, Navajo</text:p>
      <text:p text:style-name="Standard">Architectuur<text:tab/><text:tab/>: ZEUS database servers, HERA applicatie servers, HERMES1 webserver</text:p>
      <text:p text:style-name="Standard">Koppelingen<text:tab/><text:tab/>: o.a. KNVB.nl en andere bondswebsites, SDU (spelerspassen), Tensing (locatiedata), NSD (broker - sporttaal)</text:p>
      <text:p text:style-name="Standard"/>
      <text:p text:style-name="Standard"><text:soft-page-break/>Opmerkingen<text:tab/><text:tab/>: Bondsapplicatie</text:p>
      <text:p text:style-name="Standard">Schermvoorbeelden <text:tab/>:</text:p>
      <text:h text:style-name="Heading_20_2" text:outline-level="2">Sportlink Club – Applicatie </text:h>
      <text:p text:style-name="Standard">Projectnaam<text:tab/><text:tab/>: SportlinkClubStudio, SLClubWebstart</text:p>
      <text:p text:style-name="Standard">Status<text:tab/><text:tab/><text:tab/>: productie versie 6.2</text:p>
      <text:p text:style-name="Standard">Klant(en)<text:tab/><text:tab/>: Sportlink, KNVB, KNHB, KNKV, NHV, NeVoBo, KNKF</text:p>
      <text:p text:style-name="Standard">Download<text:tab/><text:tab/>: o.a. <text:a xlink:type="simple" xlink:href="http://www.sportlink.com/knvb/club-asp/6/productie/download.html">http://www.sportlink.com/knvb/club-asp/6/productie/download.html</text:a> </text:p>
      <text:p text:style-name="Standard"/>
      <text:p text:style-name="Standard">Techniek<text:tab/><text:tab/>: Oracle, Navajo, Tipi</text:p>
      <text:p text:style-name="Standard">Architectuur<text:tab/><text:tab/>: ZEUS database servers, HERA applicatie servers, HERMES1 webserver</text:p>
      <text:p text:style-name="Standard">Koppelingen<text:tab/><text:tab/>: Sportlink Client, Sportlink Clubsite, Sportlink Website, Sportlink Athlete</text:p>
      <text:p text:style-name="Standard"/>
      <text:p text:style-name="Standard">Opmerkingen<text:tab/><text:tab/>: Verenigingsapplicatie</text:p>
      <text:p text:style-name="Standard">Schermvoorbeelden <text:tab/>: </text:p>
      <text:h text:style-name="Heading_20_2" text:outline-level="2">Sportlink Clubsite – Website </text:h>
      <text:p text:style-name="Standard">Projectnaam<text:tab/><text:tab/>: SportlinkClubSite</text:p>
      <text:p text:style-name="Standard">Status<text:tab/><text:tab/><text:tab/>: productie</text:p>
      <text:p text:style-name="Standard">Klant(en)<text:tab/><text:tab/>: Sportlink, KNVB, KNHB, KNKV, NHV, NeVoBo, KNKF</text:p>
      <text:p text:style-name="Standard">Download<text:tab/><text:tab/>: o.a. <text:a xlink:type="simple" xlink:href="http://demo.slclubsite.nl/">http://demo.slclubsite.nl</text:a> </text:p>
      <text:p text:style-name="Standard"/>
      <text:p text:style-name="Standard">Techniek<text:tab/><text:tab/>: MySQL, Oracle, Joomla!, Navajo, PHP</text:p>
      <text:p text:style-name="Standard">Architectuur<text:tab/><text:tab/>: srv1.dexels.com, HERA applicatieservers</text:p>
      <text:p text:style-name="Standard">Koppelingen<text:tab/><text:tab/>: Sportlink Client, Sportlink Club</text:p>
      <text:p text:style-name="Standard"/>
      <text:p text:style-name="Standard">Opmerkingen <text:tab/><text:tab/>: Verenigingswebsite en CMS. Zie document “Handleiding Aanmaken SportlinkClubSite instantie” voor meer informatie over dit product.</text:p>
      <text:p text:style-name="Standard">Schermvoorbeelden <text:tab/>:</text:p>
      <text:h text:style-name="Heading_20_2" text:outline-level="2">Sportlink Dashboard – Applicatie </text:h>
      <text:p text:style-name="Standard">Projectnaam<text:tab/><text:tab/>: SportlinkDashboard </text:p>
      <text:p text:style-name="Standard">Status<text:tab/><text:tab/><text:tab/>: productie</text:p>
      <text:p text:style-name="Standard">Klant(en)<text:tab/><text:tab/>: Sportlink</text:p>
      <text:p text:style-name="Standard">Download<text:tab/><text:tab/>: <text:a xlink:type="simple" xlink:href="http://www.sportlink.com/manager/dashboard/">http://www.sportlink.com/manager/dashboard/</text:a> </text:p>
      <text:p text:style-name="Standard"><text:soft-page-break/></text:p>
      <text:p text:style-name="Standard">Techniek<text:tab/><text:tab/>: Oracle, Navajo, Tipi</text:p>
      <text:p text:style-name="Standard">Architectuur<text:tab/><text:tab/>: ZEUS database servers, HERA applicatieservers, HERMES1 webserver</text:p>
      <text:p text:style-name="Standard">Koppelingen<text:tab/><text:tab/>: Sportlink Client</text:p>
      <text:p text:style-name="Standard"/>
      <text:p text:style-name="Standard">Opmerkingen <text:tab/><text:tab/>: Beheersapplicatie (CRM) voor Sportlink medewerkers om relatiegegevens en abonnementen van de verschillende bonden te administreren</text:p>
      <text:p text:style-name="Standard">Schermvoorbeelden <text:tab/>:</text:p>
      <text:h text:style-name="Heading_20_2" text:outline-level="2">Sportlink – Website </text:h>
      <text:p text:style-name="Standard">Projectnaam<text:tab/><text:tab/>: -</text:p>
      <text:p text:style-name="Standard">Status<text:tab/><text:tab/><text:tab/>: productie</text:p>
      <text:p text:style-name="Standard">Klant(en)<text:tab/><text:tab/>: Sportlink Services BV</text:p>
      <text:p text:style-name="Standard">Download<text:tab/><text:tab/>: <text:a xlink:type="simple" xlink:href="http://www.sportlink.com/">http://www.sportlink.com</text:a> </text:p>
      <text:p text:style-name="Standard"/>
      <text:p text:style-name="Standard">Techniek<text:tab/><text:tab/>: MySQL, Navajo, Joomla!, PHP, VirtueMart (Joomla! component)</text:p>
      <text:p text:style-name="Standard">Architectuur<text:tab/><text:tab/>: HERMES1 webserver</text:p>
      <text:p text:style-name="Standard">Koppelingen<text:tab/><text:tab/>: Sportlink Club, iDEAL koppeling Rabobank</text:p>
      <text:p text:style-name="Standard"/>
      <text:p text:style-name="Standard">Opmerkingen <text:tab/><text:tab/>: NB! Geen CVS project gedefinieerd</text:p>
      <text:p text:style-name="Standard">Schermvoorbeelden <text:tab/>:</text:p>
      <text:h text:style-name="Heading_20_2" text:outline-level="2">VABES – Website</text:h>
      <text:p text:style-name="Standard">Projectnaam<text:tab/><text:tab/>: -</text:p>
      <text:p text:style-name="Standard">Status<text:tab/><text:tab/><text:tab/>: productie</text:p>
      <text:p text:style-name="Standard">Klant(en)<text:tab/><text:tab/>: VABES</text:p>
      <text:p text:style-name="Standard">Download<text:tab/><text:tab/>: <text:a xlink:type="simple" xlink:href="http://www.vabes-web.nl/">http://www.vabes-web.nl</text:a> </text:p>
      <text:p text:style-name="Standard"/>
      <text:p text:style-name="Standard">Techniek<text:tab/><text:tab/>: srv1.dexels.com</text:p>
      <text:p text:style-name="Standard">Architectuur<text:tab/><text:tab/>: MySQL, Joomla!, Phil-A-Form (Joomla! component)</text:p>
      <text:p text:style-name="Standard">Koppelingen<text:tab/><text:tab/>: -</text:p>
      <text:p text:style-name="Standard"/>
      <text:p text:style-name="Standard">Opmerkingen <text:tab/><text:tab/>: NB! Gebruikt nog een Joomla 1.1 versie! Geen CVS project gedefinieerd!</text:p>
      <text:p text:style-name="Standard">Schermvoorbeelden <text:tab/>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2" svg:font-family="Tahoma"/>
    <style:font-face style:name="Georgia2" svg:font-family="Georgia" style:font-family-generic="roman" style:font-pitch="variable"/>
    <style:font-face style:name="Georgia" svg:font-family="Georgia" style:font-adornments="Negreta" style:font-family-generic="roman" style:font-pitch="variable"/>
    <style:font-face style:name="Georgia1" svg:font-family="Georgia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0598in" fo:text-indent="0in" style:auto-text-indent="false"/>
      <style:text-properties style:font-name="Tahoma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variant="small-caps" style:font-name="Georgia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15in" fo:margin-bottom="0.1799in"/>
      <style:text-properties style:font-name="Georgia1"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Footer" style:family="paragraph" style:parent-style-name="Standard" style:class="extra">
      <style:paragraph-properties fo:padding="0in" fo:border-left="none" fo:border-right="none" fo:border-top="0.0008in solid #000000" fo:border-bottom="non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808080" style:font-name="Georgia1" fo:font-size="10pt"/>
    </style:style>
    <style:style style:name="Header" style:family="paragraph" style:parent-style-name="Standard" style:class="extra">
      <style:paragraph-properties fo:padding="0in" fo:border-left="none" fo:border-right="none" fo:border-top="none" fo:border-bottom="0.0008in solid #000000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808080" style:font-name="Georgia1" fo:font-size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Dexels Applicatie Portfolio</text:p>
      </style:header>
      <style:footer>
        <text:p text:style-name="P2"><text:page-number text:select-page="current">9</text:page-number>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tthijs Philip</meta:initial-creator>
    <meta:creation-date>2008-08-07T14:07:27</meta:creation-date>
    <dc:creator>Matthijs Philip</dc:creator>
    <dc:date>2008-08-07T15:47:05</dc:date>
    <meta:editing-cycles>45</meta:editing-cycles>
    <meta:editing-duration>PT1H39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9" meta:paragraph-count="206" meta:word-count="903" meta:character-count="8287"/>
  </office:meta>
</office:document-meta>
</file>